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uż raz w Equestria Times pojawiła się recenzja gry historyczno-edukacyjnej. Mowa o „1979 Revolution”, opowiadającej o Rewolucji Islamskiej w Iranie. Grę kupiłem, szybko przeszedłem, napisałem dość pochlebną recenzję – po czym mój kontakt z tego typu tytułami się skończył, przynajmniej do czasu, gdy wypatrzyłem na Steamie dwa tytuły o starożytnym Egipcie. „Predynastic Egypt” i „Egypt: Old Kingdom” miały zagościć na moim dysku na dłuższy czas.</text:p>
      <text:p text:style-name="P1"/>
      <text:p text:style-name="P1">Obie gry zostały stworzone przez studio Clarus Victoria, współpracujące przy jej produkcji z rosyjskim Centrum Studiów Egiptologicznych. Już sam ten fakt jest obiecujący – można dzięki temu liczyć na solidną podbudowę historyczną. W przeciwieństwie do wspomnianego już „1979 Revolution” są to nie przygodówki 3D, a turowe gry strategiczne – łączy je tylko solidny aspekt edukacyjny. Biorąc pod uwagę długą i bogatą historię starożytnego Egiptu, cieszy mnie, że twórcy postanowili oddać ją w kilku grach – dzięki podziałowi na tytuł o okresie predynastycznym, Starym Państwie i w przyszłości (mam nadzieję) o Średnim i Nowym Państwie, twórcy mogą lepiej skupić się na poszczególnych okresach historycznych.</text:p>
      <text:p text:style-name="P1"/>
      <text:p text:style-name="P1">Najlepiej zacząć jednak od samego początku – okresu przed powstaniem słynnych dynastii, z których słynął Egipt (dorobił się ich aż trzydziestu jeden). Gdy gra się zaczyna, nikomu się jeszcze nie śni o zjednoczonym Egipcie, czy to Górnym czy Dolnym, piramidy to odległa przyszłość, a zamiast królów mamy, w najlepszym wypadku, wodzów. Od tego momentu dostajemy kontrolę nad jednym z plemion, które w przyszłości mają tworzyć podstawę nowego państwa.</text:p>
      <text:p text:style-name="P1"/>
      <text:p text:style-name="P1">Gra jest dość liniowa, co może być zaskakujące, biorąc pod uwagę jej przynależność gatunkową. Co pewien czas w grze pojawiać się będą bowiem wydarzenia i wyzwania historyczne, które musimy wypełniać, jeśli chcemy przejść grę i osiągnąć dobry wynik. Krok po kroku, zaczynając z zaledwie jednym robotnikiem, a kończąc z krajem kontrolującym pół Egiptu, będziemy więc rozdzielać zadania, budować, odkrywać nowe technologie, prowadzić dyplomację oraz składać ofiary bogom.</text:p>
      <text:p text:style-name="P1"/>
      <text:p text:style-name="P1">Nasze przygody z Hierakonpolis (gra używa bardziej znanych nazw greckich, zamiast oryginalnych – w starożytnym egipskim osada ta była określana jako Nechen i na początku istnienia kraju była praktycznie jego stolicą) nie zostawiają nam dużo wyboru. Na początku, gdy jeszcze nie opanowaliśmy gry, może się nam wydawać, że jest tu dużo rzeczy do zrobienia i zadecydowania, ale drzewo technologii, rozbudowy oraz wydarzenia historyczne prowadzą nas jak za rączkę, zostawiając mało miejsca na wybór. O ile nie chcemy przegrać, konieczne jest podążanie jedną ścieżką – po kilku rozgrywkach możemy wręcz wyliczać, co w której turze zrobić, by osiągnąć jak najwyższy wynik.</text:p>
      <text:p text:style-name="P1"/>
      <text:p text:style-name="P1">Nie żeby były to trudne wyliczenia – mamy tylko kilka rodzajów surowców, maksymalnie trzy technologie lub budynki do wyboru w tym samym czasie, a do tego całą grę da się przejść w dwie godziny. Jak widać, skala rozgrywki nie jest za duża.</text:p>
      <text:p text:style-name="P1"/>
      <text:p text:style-name="P1">Za to bardzo pozytywnie wypada aspekt edukacyjny. Przez cały czas otrzymujemy opisy rzeczy, które robimy, lub dodatkowe informacje, pozwalające na pogłębienie wiedzy na temat starożytnego Egiptu. Budynki, wynalazki – wszystko jest dokładnie opisane. Do tego sam cykl rozgrywki, w którym zmagamy się z wrogimi plemionami i w trakcie okresów deszczowych gromadzimy zapasy na okres suchy, pokazuje nam, jak mniej więcej wyglądał <text:soft-page-break/>proces przechodzenia od prymitywnego, małego plemienia do etapu formowania się państwa egipskiego. Mamy też niewielki przekrój przez mitologię, jak również proces jej formowania – do wyboru mamy kilka kultów, które dają prowadzonemu przez nas państwu różne bonusy. Do tego nie wszyscy bogowie są od razu odblokowani, a niektórzy zmieniają się w trakcie rozgrywki – na przykład po pokonaniu plemienia czczącego Setha, dla poprawy stosunków, włączamy go w nasz panteon, a w toku rozgrywki Horus zaczyna awansować na głównego boga naszego państwa.</text:p>
      <text:p text:style-name="P1"/>
      <text:p text:style-name="P1">Grafika jest prosta, ale estetyczna. W wypadku pierwszej gry z cyklu mamy do czynienia z kompletnym 2D – ruchy kamery są ograniczone, mapa jest prostą, płaską teksturą, podobnie jak wszystkie obiekty na niej umieszczone. Całość jest stylizowana na malowidła i ozdoby tworzone przez Egipcjan – np. umieszczeni na mapie robotnicy przypominają ludzi z egipskich malowideł, symbolem punktów kultury jest krzyż ankh etc. Dodatkowo wszystkie wydarzenia ilustrowane są prostym, stylizowanym obrazkiem.</text:p>
      <text:p text:style-name="P1"/>
      <text:p text:style-name="P1">Podobnie wypada muzyka oraz dźwięki – pomagają wejść w klimat, nie przeszkadzają w rozgrywce, a po przyzwyczajeniu się pomagają w rozpoznawaniu wydarzeń, jakie zachodzą w rozgrywce. Wiele więcej się nie da na ten temat powiedzieć.</text:p>
      <text:p text:style-name="P1"/>
      <text:p text:style-name="P1">Mogłoby się wydawać, że narzekam – ale tak nie jest. Na przecenie steamowej gra kosztowała zaledwie 18 złotych i za taką cenę jest to niewielka perełka. Porządne, historyczne gry edukacyjne nie zdarzają się za często, a gdy już powstają, to bywają albo bardzo skomplikowane (dzień dobry, „Victorio 2”!), poświęcają historyczność na rzecz zabawnej rozgrywki (przykładem może być dość ciekawy przypadek nowego „Battlefielda” i stanowczo ahistoryczne możliwości tworzenia żołnierza do gry w multi) lub po prostu mają problemy z połączenie aspektu historycznego i growego (dla przykładu, w „Europie Universalis II” wydarzenie o rozbiorach Polski wyskakiwało nawet jeśli Polska właśnie toczyła starcia na granicy polsko-chińskiej na Uralu).</text:p>
      <text:p text:style-name="P1"/>
      <text:p text:style-name="P1">Na tle wyżej przedstawionych gier „Predynastic Egypt” wypada bardzo dobrze – jest krótki, prosty w obsłudze, gra się w niego przyjemnie, i cały aż tchnie klimatem dawnego Egiptu. Kolejna część jest już o wiele bardziej rozbudowana i skomplikowana, co wywołuje u mnie nadzieję na jeszcze lepszy stan przyszłych gier o Średnim i Nowym Państwie (oby powstały!) – ale to już temat na osobną recenzję. Za odpowiednio niską cenę „Predynastic Egypt” jak najbardziej warto kupić i wypróbować.</text:p>
      <text:p text:style-name="P1"/>
      <text:p text:style-name="P1"/>
      <text:p text:style-name="P1">Header – <text:a xlink:type="simple" xlink:href="https://media.indiedb.com/images/games/1/61/60118/Main-capsule-image.png" text:style-name="ListLabel_20_1" text:visited-style-name="ListLabel_20_1"><text:span text:style-name="T1">https://media.indiedb.com/images/games/1/61/60118/Main-capsule-image.png</text:span></text:a> (gdyby dało się wyciąć ten górny pasek z tytułem)</text:p>
      <text:p text:style-name="P1"/>
      <text:p text:style-name="P1"><text:a xlink:type="simple" xlink:href="https://imgur.com/a/jO5BXew" text:style-name="ListLabel_20_1" text:visited-style-name="ListLabel_20_1"><text:span text:style-name="T1">https://imgur.com/a/jO5BXew</text:span></text:a> – scree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8-10-16T21:20:28.311000000</dc:date>
    <meta:editing-duration>PT1H16M33S</meta:editing-duration>
    <meta:editing-cycles>1</meta:editing-cycles>
    <meta:document-statistic meta:table-count="0" meta:image-count="0" meta:object-count="0" meta:page-count="2" meta:paragraph-count="13" meta:word-count="869" meta:character-count="6052" meta:non-whitespace-character-count="5177"/>
  </office:meta>
</office:document-meta>
</file>